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Header">
      <style:paragraph-properties fo:line-height="150%"/>
      <style:text-properties officeooo:rsid="001a012b" officeooo:paragraph-rsid="001a012b"/>
    </style:style>
    <style:style style:name="P2"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a012b" officeooo:paragraph-rsid="001a012b"/>
    </style:style>
    <style:style style:name="P3"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3189in"/>
          <style:tab-stop style:position="0.5028in" style:type="right"/>
          <style:tab-stop style:position="0.7472in"/>
          <style:tab-stop style:position="1.0047in"/>
        </style:tab-stops>
      </style:paragraph-properties>
      <style:text-properties officeooo:rsid="001a012b" officeooo:paragraph-rsid="001a012b"/>
    </style:style>
    <style:style style:name="P4" style:family="paragraph" style:parent-style-name="Contents_20_1">
      <style:text-properties officeooo:paragraph-rsid="00135547"/>
    </style:style>
    <style:style style:name="P5" style:family="paragraph" style:parent-style-name="Contents_20_2">
      <style:text-properties officeooo:paragraph-rsid="00135547"/>
    </style:style>
    <style:style style:name="P6" style:family="paragraph" style:parent-style-name="Heading_20_1">
      <style:text-properties officeooo:paragraph-rsid="00135547"/>
    </style:style>
    <style:style style:name="P7" style:family="paragraph" style:parent-style-name="Heading_20_2">
      <style:text-properties officeooo:paragraph-rsid="00135547"/>
    </style:style>
    <style:style style:name="P8" style:family="paragraph" style:parent-style-name="Heading_20_2" style:master-page-name="">
      <style:paragraph-properties style:page-number="auto"/>
      <style:text-properties officeooo:paragraph-rsid="00135547"/>
    </style:style>
    <style:style style:name="P9" style:family="paragraph" style:parent-style-name="Heading_20_3">
      <style:text-properties officeooo:paragraph-rsid="00135547"/>
    </style:style>
    <style:style style:name="P10" style:family="paragraph" style:parent-style-name="Standard">
      <style:text-properties officeooo:paragraph-rsid="00135547"/>
    </style:style>
    <style:style style:name="P11" style:family="paragraph" style:parent-style-name="Text_20_body">
      <style:text-properties officeooo:paragraph-rsid="00135547"/>
    </style:style>
    <style:style style:name="P12" style:family="paragraph" style:parent-style-name="Contents_20_3">
      <style:paragraph-properties>
        <style:tab-stops>
          <style:tab-stop style:position="6.4929in" style:type="right" style:leader-style="dotted" style:leader-text="."/>
        </style:tab-stops>
      </style:paragraph-properties>
      <style:text-properties officeooo:paragraph-rsid="00135547"/>
    </style:style>
    <style:style style:name="P13" style:family="paragraph" style:parent-style-name="Header">
      <style:paragraph-properties>
        <style:tab-stops>
          <style:tab-stop style:position="0.1252in"/>
          <style:tab-stop style:position="0.25in"/>
          <style:tab-stop style:position="0.5in"/>
        </style:tab-stops>
      </style:paragraph-properties>
      <style:text-properties officeooo:paragraph-rsid="00135547"/>
    </style:style>
    <style:style style:name="P14" style:family="paragraph" style:parent-style-name="Standard">
      <style:paragraph-properties fo:text-align="center" style:justify-single-word="false"/>
      <style:text-properties officeooo:paragraph-rsid="00135547"/>
    </style:style>
    <style:style style:name="P15" style:family="paragraph" style:parent-style-name="Standard">
      <style:paragraph-properties fo:text-align="center" style:justify-single-word="false"/>
      <style:text-properties fo:font-size="16pt" officeooo:paragraph-rsid="00135547" style:font-size-asian="16pt"/>
    </style:style>
    <style:style style:name="P16"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1e9fb5" officeooo:paragraph-rsid="001fbe32" style:font-size-asian="16pt" style:font-size-complex="16pt"/>
    </style:style>
    <style:style style:name="P17"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269b9b" officeooo:paragraph-rsid="00269b9b" style:font-size-asian="16pt" style:font-size-complex="16pt"/>
    </style:style>
    <style:style style:name="P18"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27e8f7" officeooo:paragraph-rsid="0027e8f7" style:font-size-asian="16pt" style:font-size-complex="16pt"/>
    </style:style>
    <style:style style:name="P19" style:family="paragraph" style:parent-style-name="Standard">
      <style:text-properties fo:font-size="16pt" fo:font-weight="bold" officeooo:paragraph-rsid="00135547" style:font-size-asian="16pt" style:font-weight-asian="bold"/>
    </style:style>
    <style:style style:name="P20"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232366" officeooo:paragraph-rsid="00232366" style:font-size-asian="14pt" style:font-size-complex="16pt"/>
    </style:style>
    <style:style style:name="P21" style:family="paragraph" style:parent-style-name="Standard">
      <style:text-properties fo:font-style="normal" officeooo:rsid="001db820" officeooo:paragraph-rsid="00135547" style:font-style-asian="normal" style:language-complex="ar" style:country-complex="LY" style:font-style-complex="normal"/>
    </style:style>
    <style:style style:name="P22" style:family="paragraph" style:parent-style-name="Standard">
      <style:text-properties fo:font-style="normal" officeooo:rsid="001e645c" officeooo:paragraph-rsid="00135547" style:font-style-asian="normal" style:language-complex="ar" style:country-complex="LY" style:font-style-complex="normal"/>
    </style:style>
    <style:style style:name="P23"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122in"/>
        </style:tab-stops>
      </style:paragraph-properties>
      <style:text-properties officeooo:rsid="00135547" officeooo:paragraph-rsid="00135547"/>
    </style:style>
    <style:style style:name="P24" style:family="paragraph" style:parent-style-name="Standard">
      <loext:graphic-properties draw:fill="none"/>
      <style:paragraph-properties fo:margin-left="1in" fo:margin-right="0in" fo:text-indent="0in" style:auto-text-indent="false" fo:background-color="transparent">
        <style:tab-stops>
          <style:tab-stop style:position="0.122in"/>
        </style:tab-stops>
      </style:paragraph-properties>
      <style:text-properties officeooo:rsid="00135547" officeooo:paragraph-rsid="00135547"/>
    </style:style>
    <style:style style:name="P25"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35547" officeooo:paragraph-rsid="00167a45"/>
    </style:style>
    <style:style style:name="P26"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4902in"/>
        </style:tab-stops>
      </style:paragraph-properties>
      <style:text-properties officeooo:rsid="00135547" officeooo:paragraph-rsid="00135547"/>
    </style:style>
    <style:style style:name="P27"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6252in"/>
        </style:tab-stops>
      </style:paragraph-properties>
      <style:text-properties officeooo:rsid="00149a71" officeooo:paragraph-rsid="0015929b"/>
    </style:style>
    <style:style style:name="P28" style:family="paragraph" style:parent-style-name="Standard">
      <loext:graphic-properties draw:fill="none"/>
      <style:paragraph-properties fo:margin-left="1in" fo:margin-right="0in" fo:text-indent="0in" style:auto-text-indent="false" fo:background-color="transparent">
        <style:tab-stops>
          <style:tab-stop style:position="0.9925in"/>
        </style:tab-stops>
      </style:paragraph-properties>
      <style:text-properties officeooo:rsid="00149a71" officeooo:paragraph-rsid="0015929b"/>
    </style:style>
    <style:style style:name="P29" style:family="paragraph" style:parent-style-name="Standard">
      <loext:graphic-properties draw:fill="none"/>
      <style:paragraph-properties fo:margin-left="1in" fo:margin-right="0in" fo:text-indent="0in" style:auto-text-indent="false" fo:background-color="transparent">
        <style:tab-stops>
          <style:tab-stop style:position="0.6252in"/>
        </style:tab-stops>
      </style:paragraph-properties>
      <style:text-properties officeooo:rsid="0015929b" officeooo:paragraph-rsid="0015929b"/>
    </style:style>
    <style:style style:name="P30"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6252in"/>
        </style:tab-stops>
      </style:paragraph-properties>
      <style:text-properties officeooo:rsid="00167a45" officeooo:paragraph-rsid="00167a45"/>
    </style:style>
    <style:style style:name="P31"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7472in"/>
        </style:tab-stops>
      </style:paragraph-properties>
      <style:text-properties officeooo:rsid="00167a45" officeooo:paragraph-rsid="00167a45"/>
    </style:style>
    <style:style style:name="P32"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7d152" officeooo:paragraph-rsid="0017d152"/>
    </style:style>
    <style:style style:name="P33"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6252in"/>
          <style:tab-stop style:position="1.25in"/>
        </style:tab-stops>
      </style:paragraph-properties>
      <style:text-properties officeooo:paragraph-rsid="00149a71"/>
    </style:style>
    <style:style style:name="P34" style:family="paragraph" style:parent-style-name="Standard">
      <loext:graphic-properties draw:fill="none"/>
      <style:paragraph-properties fo:margin-left="0.75in" fo:margin-right="0in" fo:text-indent="0in" style:auto-text-indent="false" fo:background-color="transparent">
        <style:tab-stops>
          <style:tab-stop style:position="0.2083in"/>
          <style:tab-stop style:position="0.2453in"/>
          <style:tab-stop style:position="0.7472in"/>
          <style:tab-stop style:position="1.0047in"/>
        </style:tab-stops>
      </style:paragraph-properties>
      <style:text-properties officeooo:rsid="00197705" officeooo:paragraph-rsid="00197705"/>
    </style:style>
    <style:style style:name="P35" style:family="paragraph" style:parent-style-name="Standard" style:master-page-name="">
      <loext:graphic-properties draw:fill="none" draw:fill-gradient-name="gradient" draw:fill-hatch-name="hatch"/>
      <style:paragraph-properties fo:margin-left="1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bbeff" officeooo:paragraph-rsid="001bbeff"/>
    </style:style>
    <style:style style:name="P36" style:family="paragraph" style:parent-style-name="Standard" style:master-page-name="">
      <loext:graphic-properties draw:fill="none" draw:fill-gradient-name="gradient" draw:fill-hatch-name="hatch"/>
      <style:paragraph-properties fo:margin-left="1.2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ca404" officeooo:paragraph-rsid="001ca404"/>
    </style:style>
    <style:style style:name="P37" style:family="paragraph" style:parent-style-name="Standard" style:master-page-name="">
      <loext:graphic-properties draw:fill="none" draw:fill-gradient-name="gradient" draw:fill-hatch-name="hatch"/>
      <style:paragraph-properties fo:margin-left="0.7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ca404" officeooo:paragraph-rsid="001ca404"/>
    </style:style>
    <style:style style:name="P38"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e9fb5" officeooo:paragraph-rsid="001fbe32"/>
    </style:style>
    <style:style style:name="P39"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fbe32"/>
    </style:style>
    <style:style style:name="P40"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fbe32"/>
    </style:style>
    <style:style style:name="P41"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04055" officeooo:paragraph-rsid="00204055"/>
    </style:style>
    <style:style style:name="P42"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21ffe3"/>
    </style:style>
    <style:style style:name="P43" style:family="paragraph" style:parent-style-name="Standard" style:master-page-name="">
      <loext:graphic-properties draw:fill="none" draw:fill-gradient-name="gradient" draw:fill-hatch-name="hatch"/>
      <style:paragraph-properties fo:margin-left="1.1866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21ffe3"/>
    </style:style>
    <style:style style:name="P44"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1ffe3" officeooo:paragraph-rsid="0021ffe3" style:font-size-asian="14pt" style:font-size-complex="14pt"/>
    </style:style>
    <style:style style:name="P45"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e9fb5" officeooo:paragraph-rsid="001fbe32" style:font-size-asian="14pt" style:font-size-complex="14pt"/>
    </style:style>
    <style:style style:name="P46" style:family="paragraph" style:parent-style-name="Standard" style:master-page-name="">
      <loext:graphic-properties draw:fill="none" draw:fill-gradient-name="gradient" draw:fill-hatch-name="hatch"/>
      <style:paragraph-properties fo:margin-left="0.7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e9fb5" officeooo:paragraph-rsid="001fbe32" style:font-size-asian="14pt" style:font-size-complex="14pt"/>
    </style:style>
    <style:style style:name="P47"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fbe32" officeooo:paragraph-rsid="001fbe32" style:font-size-asian="14pt" style:font-size-complex="14pt"/>
    </style:style>
    <style:style style:name="P48"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04055" officeooo:paragraph-rsid="00204055" style:font-size-asian="14pt" style:font-size-complex="14pt"/>
    </style:style>
    <style:style style:name="P49" style:family="paragraph" style:parent-style-name="Standard">
      <style:text-properties fo:font-style="italic" officeooo:paragraph-rsid="00135547" style:font-style-asian="italic" style:font-style-complex="italic"/>
    </style:style>
    <style:style style:name="P50" style:family="paragraph" style:parent-style-name="Text_20_body">
      <style:text-properties fo:font-style="italic" officeooo:paragraph-rsid="00135547" style:font-style-asian="italic" style:font-style-complex="italic"/>
    </style:style>
    <style:style style:name="P51"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135547"/>
    </style:style>
    <style:style style:name="P52" style:family="paragraph" style:parent-style-name="Contents_20_2">
      <style:text-properties style:text-line-through-style="solid" style:text-line-through-type="single" officeooo:paragraph-rsid="00135547"/>
    </style:style>
    <style:style style:name="P53" style:family="paragraph" style:parent-style-name="Standard" style:master-page-name="Standard">
      <style:paragraph-properties fo:text-align="center" style:justify-single-word="false" style:page-number="1"/>
      <style:text-properties fo:font-size="24pt" officeooo:rsid="0001bef8" officeooo:paragraph-rsid="00135547" style:font-size-asian="24pt"/>
    </style:style>
    <style:style style:name="P54" style:family="paragraph" style:parent-style-name="Standard">
      <style:paragraph-properties fo:text-align="center" style:justify-single-word="false"/>
      <style:text-properties fo:font-size="24pt" officeooo:rsid="0001bef8" officeooo:paragraph-rsid="00135547" style:font-size-asian="24pt"/>
    </style:style>
    <style:style style:name="P55" style:family="paragraph" style:parent-style-name="Standard">
      <style:paragraph-properties fo:text-align="center" style:justify-single-word="false"/>
      <style:text-properties fo:font-size="24pt" officeooo:paragraph-rsid="00135547" style:font-size-asian="24pt"/>
    </style:style>
    <style:style style:name="P56" style:family="paragraph" style:parent-style-name="Standard">
      <style:paragraph-properties fo:text-align="center" style:justify-single-word="false"/>
      <style:text-properties fo:font-size="24pt" officeooo:rsid="00215883" officeooo:paragraph-rsid="00135547" style:font-size-asian="24pt"/>
    </style:style>
    <style:style style:name="P57" style:family="paragraph" style:parent-style-name="Standard">
      <style:paragraph-properties fo:text-align="center" style:justify-single-word="false"/>
      <style:text-properties fo:font-size="16pt" officeooo:paragraph-rsid="00135547" style:font-size-asian="16pt"/>
    </style:style>
    <style:style style:name="P58" style:family="paragraph" style:parent-style-name="Standard" style:list-style-name="L1">
      <style:text-properties fo:font-size="16pt" officeooo:rsid="00135547" officeooo:paragraph-rsid="00135547" style:font-size-asian="16pt" style:font-size-complex="16pt"/>
    </style:style>
    <style:style style:name="P59" style:family="paragraph" style:parent-style-name="Standard">
      <style:paragraph-properties fo:break-before="page"/>
      <style:text-properties fo:font-size="16pt" fo:font-weight="bold" officeooo:paragraph-rsid="00135547" style:font-size-asian="16pt" style:font-weight-asian="bold"/>
    </style:style>
    <style:style style:name="P60"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fo:font-style="normal" style:text-underline-style="none" fo:font-weight="normal" officeooo:rsid="00269b9b" officeooo:paragraph-rsid="00269b9b" style:font-size-asian="16pt" style:font-style-asian="normal" style:font-weight-asian="normal" style:font-size-complex="16pt" style:language-complex="ar" style:country-complex="LY" style:font-style-complex="normal" style:font-weight-complex="normal"/>
    </style:style>
    <style:style style:name="P61"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fo:font-style="normal" style:text-underline-style="none" fo:font-weight="normal" officeooo:rsid="0027e8f7" officeooo:paragraph-rsid="0027e8f7" style:font-size-asian="16pt" style:font-style-asian="normal" style:font-weight-asian="normal" style:font-size-complex="16pt" style:language-complex="ar" style:country-complex="LY" style:font-style-complex="normal" style:font-weight-complex="normal"/>
    </style:style>
    <style:style style:name="P62" style:family="paragraph" style:parent-style-name="Standard">
      <style:text-properties officeooo:rsid="001b08ee" officeooo:paragraph-rsid="00135547"/>
    </style:style>
    <style:style style:name="P63" style:family="paragraph" style:parent-style-name="Standard" style:list-style-name="L2">
      <style:text-properties officeooo:rsid="001b08ee" officeooo:paragraph-rsid="00135547"/>
    </style:style>
    <style:style style:name="P64" style:family="paragraph" style:parent-style-name="Standard" style:list-style-name="L1">
      <style:text-properties officeooo:rsid="00135547" officeooo:paragraph-rsid="00149a71"/>
    </style:style>
    <style:style style:name="P65" style:family="paragraph" style:parent-style-name="Standard" style:list-style-name="L1" style:master-page-name="">
      <loext:graphic-properties draw:fill="none"/>
      <style:paragraph-properties fo:margin-left="1in" fo:margin-right="0in" fo:text-indent="0.25in" style:auto-text-indent="false" style:page-number="auto" fo:background-color="transparent">
        <style:tab-stops>
          <style:tab-stop style:position="0.2575in"/>
        </style:tab-stops>
      </style:paragraph-properties>
      <style:text-properties officeooo:rsid="00135547" officeooo:paragraph-rsid="00149a71"/>
    </style:style>
    <style:style style:name="P66" style:family="paragraph" style:parent-style-name="Standard">
      <loext:graphic-properties draw:fill="none"/>
      <style:paragraph-properties fo:margin-left="0.75in" fo:margin-right="0in" fo:text-indent="0in" style:auto-text-indent="false" fo:background-color="transparent">
        <style:tab-stops>
          <style:tab-stop style:position="0.2083in"/>
          <style:tab-stop style:position="0.2453in"/>
          <style:tab-stop style:position="0.7472in"/>
          <style:tab-stop style:position="1.0047in"/>
        </style:tab-stops>
      </style:paragraph-properties>
      <style:text-properties fo:font-style="normal" style:text-underline-style="none" fo:font-weight="normal" officeooo:rsid="001a012b" officeooo:paragraph-rsid="00197705" style:font-style-asian="normal" style:font-weight-asian="normal" style:font-style-complex="normal" style:font-weight-complex="normal"/>
    </style:style>
    <style:style style:name="P67" style:family="paragraph" style:parent-style-name="Standard">
      <loext:graphic-properties draw:fill="none" draw:fill-gradient-name="gradient" draw:fill-hatch-name="hatch"/>
      <style:paragraph-properties fo:margin-left="1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normal" style:text-underline-style="none" fo:font-weight="normal" officeooo:rsid="001ca404" officeooo:paragraph-rsid="001bbeff" style:font-style-asian="normal" style:font-weight-asian="normal" style:font-style-complex="normal" style:font-weight-complex="normal"/>
    </style:style>
    <style:style style:name="P68" style:family="paragraph" style:parent-style-name="Standard">
      <loext:graphic-properties draw:fill="none" draw:fill-gradient-name="gradient" draw:fill-hatch-name="hatch"/>
      <style:paragraph-properties fo:margin-left="1.2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normal" style:text-underline-style="none" fo:font-weight="normal" officeooo:rsid="001e9fb5" officeooo:paragraph-rsid="001e9fb5" style:font-style-asian="normal" style:font-weight-asian="normal" style:font-style-complex="normal" style:font-weight-complex="normal"/>
    </style:style>
    <style:style style:name="P69" style:family="paragraph" style:parent-style-name="Standard" style:list-style-name="L2">
      <style:paragraph-properties>
        <style:tab-stops>
          <style:tab-stop style:position="0.6874in"/>
        </style:tab-stops>
      </style:paragraph-properties>
      <style:text-properties fo:font-style="normal" officeooo:rsid="001b08ee" officeooo:paragraph-rsid="00135547" style:font-style-asian="normal" style:font-style-complex="normal"/>
    </style:style>
    <style:style style:name="P70" style:family="paragraph" style:parent-style-name="Standard" style:list-style-name="L3">
      <style:text-properties fo:font-style="normal" officeooo:rsid="001b08ee" officeooo:paragraph-rsid="00135547" style:font-style-asian="normal" style:font-style-complex="normal"/>
    </style:style>
    <style:style style:name="P71" style:family="paragraph" style:parent-style-name="Standard" style:list-style-name="L3">
      <style:text-properties fo:font-style="normal" officeooo:rsid="001cb5ba" officeooo:paragraph-rsid="00135547" style:font-style-asian="normal" style:font-style-complex="normal"/>
    </style:style>
    <style:style style:name="P72" style:family="paragraph" style:parent-style-name="Standard">
      <style:text-properties fo:font-style="normal" officeooo:rsid="001cb5ba" officeooo:paragraph-rsid="00135547" style:font-style-asian="normal" style:font-style-complex="normal"/>
    </style:style>
    <style:style style:name="P73" style:family="paragraph" style:parent-style-name="Standard" style:list-style-name="L4">
      <style:text-properties fo:font-style="normal" officeooo:rsid="001cf916" officeooo:paragraph-rsid="00135547" style:font-style-asian="normal" style:font-style-complex="normal"/>
    </style:style>
    <style:style style:name="P74" style:family="paragraph" style:parent-style-name="Standard" style:list-style-name="L4">
      <style:text-properties fo:font-style="normal" officeooo:rsid="001cf916" officeooo:paragraph-rsid="00135547" style:font-style-asian="normal" style:language-complex="ar" style:country-complex="LY" style:font-style-complex="normal"/>
    </style:style>
    <style:style style:name="P75" style:family="paragraph" style:parent-style-name="Standard">
      <style:text-properties fo:font-style="normal" officeooo:rsid="001db820" officeooo:paragraph-rsid="00135547" style:font-style-asian="normal" style:language-complex="ar" style:country-complex="LY" style:font-style-complex="normal"/>
    </style:style>
    <style:style style:name="P76" style:family="paragraph" style:parent-style-name="Standard" style:list-style-name="L5">
      <style:text-properties fo:font-style="normal" officeooo:rsid="001db820" officeooo:paragraph-rsid="00135547" style:font-style-asian="normal" style:language-complex="ar" style:country-complex="LY" style:font-style-complex="normal"/>
    </style:style>
    <style:style style:name="P77" style:family="paragraph" style:parent-style-name="Standard">
      <style:text-properties fo:font-style="normal" officeooo:rsid="001e645c" officeooo:paragraph-rsid="00135547" style:font-style-asian="normal" style:language-complex="ar" style:country-complex="LY" style:font-style-complex="normal"/>
    </style:style>
    <style:style style:name="P78"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solid" style:text-underline-width="auto" style:text-underline-color="font-color" fo:font-weight="bold" officeooo:rsid="001e9fb5" officeooo:paragraph-rsid="001fbe32" style:font-size-asian="14pt" style:font-style-asian="normal" style:font-weight-asian="bold" style:font-size-complex="14pt" style:font-style-complex="normal" style:font-weight-complex="bold"/>
    </style:style>
    <style:style style:name="P79"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none" fo:font-weight="normal" officeooo:rsid="002326e1" officeooo:paragraph-rsid="002326e1" style:font-size-asian="12.25pt" style:font-style-asian="normal" style:font-weight-asian="normal" style:font-size-complex="14pt" style:language-complex="ar" style:country-complex="LY" style:font-style-complex="normal" style:font-weight-complex="normal"/>
    </style:style>
    <style:style style:name="P80"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none" fo:font-weight="normal" officeooo:rsid="002326e1" officeooo:paragraph-rsid="002326e1" style:font-size-asian="12.25pt" style:font-style-asian="normal" style:font-weight-asian="normal" style:font-size-complex="14pt" style:language-complex="ar" style:country-complex="LY" style:font-style-complex="normal" style:font-weight-complex="normal"/>
    </style:style>
    <style:style style:name="P81"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fbe32" style:font-size-asian="10.5pt" style:font-style-asian="normal" style:font-weight-asian="normal" style:font-size-complex="12pt" style:language-complex="ar" style:country-complex="LY" style:font-style-complex="normal" style:font-weight-complex="normal"/>
    </style:style>
    <style:style style:name="P82"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fbe32" style:font-size-asian="10.5pt" style:font-style-asian="normal" style:font-weight-asian="normal" style:font-size-complex="12pt" style:language-complex="ar" style:country-complex="LY" style:font-style-complex="normal" style:font-weight-complex="normal"/>
    </style:style>
    <style:style style:name="P83"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269b9b" style:font-size-asian="10.5pt" style:font-style-asian="normal" style:font-weight-asian="normal" style:font-size-complex="12pt" style:language-complex="ar" style:country-complex="LY" style:font-style-complex="normal" style:font-weight-complex="normal"/>
    </style:style>
    <style:style style:name="P84" style:family="paragraph" style:parent-style-name="Standard" style:list-style-name="L5">
      <style:text-properties officeooo:rsid="001db820" officeooo:paragraph-rsid="00135547" style:language-complex="ar" style:country-complex="LY"/>
    </style:style>
    <style:style style:name="P85" style:family="paragraph" style:parent-style-name="Standard">
      <style:text-properties fo:font-style="italic" officeooo:paragraph-rsid="00135547" style:font-style-asian="italic"/>
    </style:style>
    <style:style style:name="P86" style:family="paragraph" style:parent-style-name="Standard">
      <style:paragraph-properties fo:margin-left="0.25in" fo:margin-right="0in" fo:text-indent="-0.25in" style:auto-text-indent="false"/>
      <style:text-properties fo:font-style="italic" officeooo:paragraph-rsid="00135547" style:font-style-asian="italic"/>
    </style:style>
    <style:style style:name="P87" style:family="paragraph" style:parent-style-name="Text_20_body" style:list-style-name="WWNum2">
      <style:text-properties officeooo:paragraph-rsid="00135547"/>
    </style:style>
    <style:style style:name="T1" style:family="text">
      <style:text-properties style:text-line-through-style="solid" style:text-line-through-type="single"/>
    </style:style>
    <style:style style:name="T2" style:family="text">
      <style:text-properties fo:font-style="italic" style:font-style-asian="italic" style:font-style-complex="italic"/>
    </style:style>
    <style:style style:name="T3" style:family="text">
      <style:text-properties fo:font-style="italic" officeooo:rsid="001e645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b08ee" style:font-style-asian="normal" style:font-style-complex="normal"/>
    </style:style>
    <style:style style:name="T6" style:family="text">
      <style:text-properties fo:font-style="normal" officeooo:rsid="001cb5ba"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10"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a012b" style:font-style-asian="normal" style:font-weight-asian="normal" style:font-style-complex="normal" style:font-weight-complex="normal"/>
    </style:style>
    <style:style style:name="T13" style:family="text">
      <style:text-properties fo:font-style="normal" style:text-underline-style="none" fo:font-weight="normal" officeooo:rsid="001bbeff" style:font-style-asian="normal" style:font-weight-asian="normal" style:font-style-complex="normal" style:font-weight-complex="normal"/>
    </style:style>
    <style:style style:name="T14" style:family="text">
      <style:text-properties fo:font-style="normal" style:text-underline-style="none" fo:font-weight="normal" officeooo:rsid="001ca404" style:font-style-asian="normal" style:font-weight-asian="normal" style:font-style-complex="normal" style:font-weight-complex="normal"/>
    </style:style>
    <style:style style:name="T15" style:family="text">
      <style:text-properties fo:font-style="normal" style:text-underline-style="none" fo:font-weight="normal" officeooo:rsid="001e9fb5" style:font-style-asian="normal" style:font-weight-asian="normal" style:font-style-complex="normal" style:font-weight-complex="normal"/>
    </style:style>
    <style:style style:name="T16" style:family="text">
      <style:text-properties fo:font-style="normal" style:text-underline-style="none" fo:font-weight="normal" officeooo:rsid="002326e1"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language-complex="ar" style:country-complex="LY" style:font-style-complex="normal" style:font-weight-complex="normal"/>
    </style:style>
    <style:style style:name="T18"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19" style:family="text">
      <style:text-properties fo:font-style="normal" style:text-underline-style="none" fo:font-weight="normal" officeooo:rsid="0021ec12" style:font-style-asian="normal" style:font-weight-asian="normal" style:language-complex="ar" style:country-complex="LY" style:font-style-complex="normal" style:font-weight-complex="normal"/>
    </style:style>
    <style:style style:name="T20" style:family="text">
      <style:text-properties fo:font-style="normal" style:text-underline-style="none" fo:font-weight="normal" officeooo:rsid="00269b9b" style:font-style-asian="normal" style:font-weight-asian="normal" style:language-complex="ar" style:country-complex="LY" style:font-style-complex="normal" style:font-weight-complex="normal"/>
    </style:style>
    <style:style style:name="T21"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22" style:family="text">
      <style:text-properties fo:font-style="normal" style:text-underline-style="none" fo:font-weight="normal" officeooo:rsid="0021ffe3" style:font-style-asian="normal" style:font-weight-asian="normal" style:language-complex="ar" style:country-complex="LY" style:font-style-complex="normal" style:font-weight-complex="normal"/>
    </style:style>
    <style:style style:name="T23" style:family="text">
      <style:text-properties officeooo:rsid="001e645c"/>
    </style:style>
    <style:style style:name="T24" style:family="text">
      <style:text-properties officeooo:rsid="00135547"/>
    </style:style>
    <style:style style:name="T25" style:family="text">
      <style:text-properties officeooo:rsid="00149a71"/>
    </style:style>
    <style:style style:name="T26" style:family="text">
      <style:text-properties officeooo:rsid="0015929b"/>
    </style:style>
    <style:style style:name="T27" style:family="text">
      <style:text-properties officeooo:rsid="00167a45"/>
    </style:style>
    <style:style style:name="T28" style:family="text">
      <style:text-properties officeooo:rsid="0017d152"/>
    </style:style>
    <style:style style:name="T29" style:family="text">
      <style:text-properties officeooo:rsid="00197705"/>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15929b" style:font-weight-asian="bold" style:font-weight-complex="bold"/>
    </style:style>
    <style:style style:name="T32" style:family="text">
      <style:text-properties style:text-underline-style="solid" style:text-underline-width="auto" style:text-underline-color="font-color" fo:font-weight="bold" officeooo:rsid="00167a45" style:font-weight-asian="bold" style:font-weight-complex="bold"/>
    </style:style>
    <style:style style:name="T33" style:family="text">
      <style:text-properties fo:font-size="14pt" style:font-size-asian="14pt" style:font-size-complex="14pt"/>
    </style:style>
    <style:style style:name="T34" style:family="text">
      <style:text-properties fo:font-size="14pt" officeooo:rsid="00135547" style:font-size-asian="14pt" style:font-size-complex="14pt"/>
    </style:style>
    <style:style style:name="T3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6"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37"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38"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9"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40"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font-size="14pt" fo:font-style="normal" style:text-underline-style="none" fo:font-weight="normal" style:font-size-asian="14pt" style:font-style-asian="normal" style:font-weight-asian="normal" style:font-size-complex="14pt" style:language-complex="ar" style:country-complex="LY" style:font-style-complex="normal" style:font-weight-complex="normal"/>
    </style:style>
    <style:style style:name="T42"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43"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44"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45" style:family="text">
      <style:text-properties fo:font-size="12pt" fo:font-style="normal" style:text-underline-style="none" fo:font-weight="normal" officeooo:rsid="0021ec12" style:font-size-asian="10.5pt" style:font-style-asian="normal" style:font-weight-asian="normal" style:font-size-complex="12pt" style:language-complex="ar" style:country-complex="LY" style:font-style-complex="normal" style:font-weight-complex="normal"/>
    </style:style>
    <style:style style:name="T46"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47"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48"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49"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50" style:family="text">
      <style:text-properties fo:font-size="12pt" fo:font-style="normal" style:text-underline-style="solid" style:text-underline-width="auto" style:text-underline-color="font-color" fo:font-weight="bold" style:font-size-asian="10.5pt" style:font-style-asian="normal" style:font-weight-asian="bold" style:font-size-complex="12pt" style:language-complex="ar" style:country-complex="LY" style:font-style-complex="normal" style:font-weight-complex="bold"/>
    </style:style>
    <style:style style:name="T51"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52"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53"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Rabbeshly Station</text:p>
      <text:p text:style-name="P15"/>
      <text:p text:style-name="P15"/>
      <text:p text:style-name="P15"/>
      <text:p text:style-name="P55">Software Requirements Specification</text:p>
      <text:p text:style-name="P15"/>
      <text:p text:style-name="P56">0.2</text:p>
      <text:p text:style-name="P15"/>
      <text:p text:style-name="P54">22/Feb/2024</text:p>
      <text:p text:style-name="P15"/>
      <text:p text:style-name="P15"/>
      <text:p text:style-name="P15"/>
      <text:p text:style-name="P54">Sanad AlArousi</text:p>
      <text:p text:style-name="P55">Lead Software Engineer</text:p>
      <text:p text:style-name="P15"/>
      <text:p text:style-name="P15"/>
      <text:p text:style-name="P15"/>
      <text:p text:style-name="P15"/>
      <text:p text:style-name="P15"/>
      <text:p text:style-name="P15">Prepared for</text:p>
      <text:p text:style-name="P15">ITSE311—Software Requirements Analysis</text:p>
      <text:p text:style-name="P15">Lecturer: Fatima Ben Lashihar</text:p>
      <text:p text:style-name="P15">Fall 2023</text:p>
      <text:p text:style-name="P14"/>
      <text:p text:style-name="P13"/>
      <text:p text:style-name="P5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
          <text:p text:style-name="P4">1. Introduction<text:tab/>1</text:p>
          <text:p text:style-name="P52">1.1 Purpose<text:tab/>1</text:p>
          <text:p text:style-name="P52">1.2 Scope<text:tab/>1</text:p>
          <text:p text:style-name="P5">1.3 Definitions, Acronyms, and Abbreviations<text:tab/>1</text:p>
          <text:p text:style-name="P5">1.4 References<text:tab/>1</text:p>
          <text:p text:style-name="P5">1.5 Overview<text:tab/>1</text:p>
          <text:p text:style-name="P4">2. General Description<text:tab/>2</text:p>
          <text:p text:style-name="P5">2.1 Product Perspective<text:tab/>2</text:p>
          <text:p text:style-name="P5">2.2 Product Functions<text:tab/>2</text:p>
          <text:p text:style-name="P5">2.3 User Characteristics<text:tab/>2</text:p>
          <text:p text:style-name="P5">2.4 General Constraints<text:tab/>2</text:p>
          <text:p text:style-name="P5">2.5 Assumptions and Dependencies<text:tab/>2</text:p>
          <text:p text:style-name="P4">3. Specific Requirements<text:tab/>2</text:p>
          <text:p text:style-name="P5">3.1 External Interface Requirements<text:tab/>3</text:p>
          <text:p text:style-name="P12">3.1.1 User Interfaces<text:tab/>3</text:p>
          <text:p text:style-name="P12">3.1.2 Hardware Interfaces<text:tab/>3</text:p>
          <text:p text:style-name="P12">3.1.3 Software Interfaces<text:tab/>3</text:p>
          <text:p text:style-name="P12">3.1.4 Communications Interfaces<text:tab/>3</text:p>
          <text:p text:style-name="P5">3.2 Functional Requirements<text:tab/>3</text:p>
          <text:p text:style-name="P12">3.2.1 &lt;Functional Requirement or Feature #1&gt;<text:tab/>3</text:p>
          <text:p text:style-name="P12">3.2.2 &lt;Functional Requirement or Feature #2&gt;<text:tab/>3</text:p>
          <text:p text:style-name="P5">3.3 Use Cases<text:tab/>3</text:p>
          <text:p text:style-name="P12">3.3.1 Use Case #1<text:tab/>3</text:p>
          <text:p text:style-name="P12">3.3.2 Use Case #2<text:tab/>3</text:p>
          <text:p text:style-name="P5">3.4<text:span text:style-name="T1"> Classes / Objects<text:tab/></text:span>3</text:p>
          <text:p text:style-name="P51">3.4.1 &lt;Class / Object #1&gt;<text:tab/>3</text:p>
          <text:p text:style-name="P51">3.4.2 &lt;Class / Object #2&gt;<text:tab/>3</text:p>
          <text:p text:style-name="P5">3.5 Non-Functional Requirements<text:tab/>4</text:p>
          <text:p text:style-name="P12">3.5.1 Performance<text:tab/>4</text:p>
          <text:p text:style-name="P12">3.5.2 Reliability<text:tab/>4</text:p>
          <text:p text:style-name="P12">3.5.3 Availability<text:tab/>4</text:p>
          <text:p text:style-name="P12">3.5.4 Security<text:tab/>4</text:p>
          <text:p text:style-name="P12">3.5.5 Maintainability<text:tab/>4</text:p>
          <text:p text:style-name="P12">3.5.6 Portability<text:tab/>4</text:p>
          <text:p text:style-name="P5"><text:span text:style-name="T1">3.6 Inverse Requirements<text:tab/></text:span>4</text:p>
          <text:p text:style-name="P52">3.7 Design Constraints<text:tab/>4</text:p>
          <text:p text:style-name="P52">3.8 Logical Database Requirements<text:tab/>4</text:p>
          <text:p text:style-name="P52">3.9 Other Requirements<text:tab/>4</text:p>
          <text:p text:style-name="P4">4. Analysis Models<text:tab/>4</text:p>
          <text:p text:style-name="P52">4.1 Sequence Diagrams<text:tab/>5</text:p>
          <text:p text:style-name="P52">4.3 Data Flow Diagrams (DFD)<text:tab/>5</text:p>
          <text:p text:style-name="P52">4.2 State-Transition Diagrams (STD)<text:tab/>5</text:p>
          <text:p text:style-name="P4">5. Change Management Process<text:tab/>5</text:p>
          <text:p text:style-name="P4">A. Appendices<text:tab/>5</text:p>
          <text:p text:style-name="P52">A.1 Appendix 1<text:tab/>5</text:p>
          <text:p text:style-name="P52">A.2 Appendix 2<text:tab/>5</text:p>
        </text:index-body>
      </text:table-of-content>
      <text:p text:style-name="P10"/>
      <text:p text:style-name="P49"><text:bookmark text:name="_Toc506459137"/><text:bookmark text:name="_Toc506458771"/><text:soft-page-break/></text:p>
      <text:p text:style-name="P50">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s text:c="2"/>(Note: the following subsection annotates are largely taken <text:s/>from the IEEE Guide to SRS).</text:p>
      <text:p text:style-name="P62">A well-rounded E.R.P and Marketplace system, that provides various services to the car industry and users in Libya. Everyday-drivers, Mechanics, Shops-Owners, Scrapyards and the government, all will benefit from the variety of services the system will provide.<text:bookmark text:name="_Toc506458773"/><text:bookmark text:name="_Toc506459139"/></text:p>
      <text:p text:style-name="P10"/>
      <text:list xml:id="list2316133779" text:style-name="L1">
        <text:list-item>
          <text:p text:style-name="P58">Products:</text:p>
          <text:list>
            <text:list-header>
              <text:p text:style-name="P64"><text:span text:style-name="T33">1.1 <text:s text:c="2"/></text:span><text:span text:style-name="T35">Car Station:</text:span> A platform dedicated for all users to maintain and showcase their car</text:p>
              <text:p text:style-name="P65"><text:span text:style-name="T25">1</text:span>.1.1 <text:s text:c="3"/><text:span text:style-name="T30">Car Profile:</text:span> Functionality to help &lt;users&gt; save their car information and data</text:p>
            </text:list-header>
          </text:list>
        </text:list-item>
      </text:list>
      <text:p text:style-name="P26">1.1.2 <text:s text:c="3"/><text:span text:style-name="T30">Suggestions and tips</text:span> of the &lt;owners&gt; car to help maintain the cars value <text:s text:c="5"/><text:tab/><text:tab/><text:tab/><text:tab/>condition, including but not limited to: ‘Regular Maintenance reminders’.</text:p>
      <text:p text:style-name="P23">1.1.3 <text:s text:c="3"/><text:span text:style-name="T30">Car-Station Feed:</text:span> a social platform that allows &lt;users&gt; to post and share news <text:s text:c="5"/><text:tab/><text:tab/><text:tab/>about their beloved cars and astonishing specs.</text:p>
      <text:p text:style-name="P24"/>
      <text:p text:style-name="P33"><text:span text:style-name="T34">1.2 <text:s/></text:span><text:span text:style-name="T36">Shop Station:</text:span><text:span text:style-name="T24"> A </text:span><text:span text:style-name="T25">P.O.S</text:span><text:span text:style-name="T24"> tool to help &lt;</text:span><text:span text:style-name="T25">s</text:span><text:span text:style-name="T24">hop-owners&gt; </text:span><text:span text:style-name="T27">run their businesses, </text:span><text:span text:style-name="T24">maintain their<text:tab/><text:tab/>storage, sales, purchases </text:span><text:span text:style-name="T27">and staff</text:span></text:p>
      <text:p text:style-name="P27">1.2.1 <text:s text:c="3"/><text:span text:style-name="T31">Shop Profile:</text:span><text:span text:style-name="T26"> Online sales tool to help increase the businesses exposure and <text:tab/> <text:s/><text:tab/> <text:s text:c="8"/>sales</text:span></text:p>
      <text:p text:style-name="P28"><text:span text:style-name="T26">1.2.2 <text:s text:c="2"/></text:span><text:s text:c="2"/><text:span text:style-name="T31">A.I-driven Assistant:</text:span><text:span text:style-name="T26"> Sales and Purchases help tool to aid the &lt;shop-owner&gt; <text:tab/><text:tab/>make better decisions, hence improve profitability.</text:span></text:p>
      <text:p text:style-name="P29">1.2.3 <text:s text:c="4"/><text:span text:style-name="T30">Online/</text:span><text:span text:style-name="T32">On-site</text:span><text:span text:style-name="T30"> Management tools:</text:span> set of functionalities to help the owner and <text:tab/><text:tab/><text:span text:style-name="T27">employees</text:span> run the business smoothly, including:- Online storage of <text:tab/><text:tab/><text:tab/>sales data, employees accounts, storage smart display, sales/profits <text:tab/><text:tab/><text:tab/>display, employee performance measurement, <text:span text:style-name="T27">and more.</text:span></text:p>
      <text:p text:style-name="P29"/>
      <text:p text:style-name="P31"><text:span text:style-name="T33">1.3 <text:s/></text:span><text:span text:style-name="T35">Workshop Station:</text:span> E.R.P and P.O.S system to manage the workflow of technicians <text:tab/><text:tab/> <text:s text:c="6"/>and workshop employees</text:p>
      <text:p text:style-name="P30">1.3.1 <text:s text:c="3"/><text:span text:style-name="T30">Works</text:span><text:span text:style-name="T31">hop Profile:</text:span><text:span text:style-name="T26"> Online sales tool to help increase the businesses exposure and <text:tab/> <text:s/><text:tab/> sales </text:span><text:span text:style-name="T28">by presenting the workshop specialties and work history.</text:span></text:p>
      <text:p text:style-name="P25"><text:span text:style-name="T27">1.3.2 <text:s text:c="4"/></text:span><text:span text:style-name="T31">A.I-driven Assistant:</text:span><text:span text:style-name="T26"> Sales and Purchases help tool to aid the &lt;</text:span><text:span text:style-name="T27">work</text:span><text:span text:style-name="T26">shop-<text:tab/><text:tab/><text:tab/><text:tab/><text:tab/> owner&gt; </text:span><text:span text:style-name="T27">and &lt;workshop-technicians&gt;</text:span><text:span text:style-name="T26">make better decisions </text:span><text:span text:style-name="T27">regarding <text:s text:c="2"/><text:tab/> <text:s text:c="2"/><text:tab/> <text:s text:c="19"/>what parts to pre-order, what cars to avoid, </text:span><text:span text:style-name="T26">hence i</text:span><text:span text:style-name="T28">ncrease</text:span><text:span text:style-name="T26"> profitability.</text:span></text:p>
      <text:p text:style-name="P32">1.3.3 <text:s text:c="4"/><text:span text:style-name="T30">Online/On-site Management tools:</text:span> a set of tools to help technicians, employees <text:tab/><text:tab/><text:tab/><text:tab/>and owner to ease the workflow and work more accurately, <text:span text:style-name="T29">such as: <text:tab/><text:tab/><text:tab/><text:tab/><text:tab/>adding the cars to be worked on, giving a time estimate to the <text:s text:c="2"/><text:tab/> <text:s text:c="22"/><text:tab/><text:tab/><text:tab/><text:tab/>customer to finish fixing the car, measuring the workers performance, <text:tab/><text:tab/><text:tab/><text:tab/> <text:s text:c="6"/>and more.</text:span></text:p>
      <text:p text:style-name="P34"><text:span text:style-name="T33">1.4 <text:s/></text:span><text:span text:style-name="T37">Marketplace</text:span><text:span text:style-name="T39">:</text:span><text:span text:style-name="T8"> </text:span><text:span text:style-name="T12">Scroll-able customize-able feed with the systems various car, <text:tab/><text:tab/><text:tab/><text:tab/><text:tab/> <text:s text:c="6"/>workshops, scrapyards, advertisements. Helps all Car-Owners and <text:tab/><text:tab/><text:tab/><text:tab/><text:tab/> <text:s text:c="6"/>Business-Owners buy and sell, showcase and post, about their products, <text:tab/><text:tab/><text:tab/><text:tab/> <text:s text:c="6"/>services and unique merchandise.</text:span></text:p>
      <text:p text:style-name="P66"><text:soft-page-break/></text:p>
      <text:p text:style-name="P3"><text:span text:style-name="T40">1.5 <text:s/></text:span><text:span text:style-name="T38">Service Station:</text:span><text:span text:style-name="T11"> </text:span><text:span text:style-name="T13">The Central system that connects all services together.</text:span></text:p>
      <text:p text:style-name="P2"><text:span text:style-name="T13"><text:tab/><text:tab/>1.5.1 <text:s text:c="3"/></text:span><text:span text:style-name="T14">W</text:span><text:span text:style-name="T13">hen the Car-Owner needs his car repaired he simply can view the <text:tab/><text:tab/><text:tab/><text:tab/><text:tab/> <text:tab/> <text:s text:c="4"/>workshops nearby that specializes or have worked before on similar <text:tab/><text:tab/><text:tab/><text:tab/><text:tab/> <text:s text:c="4"/>cars, or fixed similar issues.</text:span></text:p>
      <text:p text:style-name="P35"><text:span text:style-name="T11"><text:s text:c="6"/>1.5.2 <text:s text:c="4"/></text:span><text:span text:style-name="T14">Connects Business together, when the car to be fixed reaches the workshop the <text:s text:c="3"/><text:tab/><text:tab/><text:tab/><text:tab/> <text:tab/> <text:s text:c="4"/>car owner has chosen, the mechanics/employee of the workshop can <text:tab/><text:tab/><text:tab/><text:tab/><text:tab/><text:tab/> <text:s text:c="4"/>order parts for it from any nearby shop/scrapyard that sells the part.</text:span></text:p>
      <text:p text:style-name="P67"/>
      <text:p text:style-name="P37"><text:span text:style-name="T40">1.6 <text:s/></text:span><text:span text:style-name="T38">Data Station:</text:span><text:span text:style-name="T11"> <text:s/>The central system that stores and manages all of basic data/</text:span><text:span text:style-name="T16">operations</text:span><text:span text:style-name="T11">, <text:tab/><text:tab/><text:tab/><text:tab/><text:tab/><text:tab/><text:tab/>A.I smart data, Statistical Data, of business, cars and costume <text:tab/><text:tab/><text:tab/><text:tab/><text:tab/><text:tab/><text:tab/>inquiries.</text:span></text:p>
      <text:p text:style-name="P36"><text:span text:style-name="T11">1.6.1<text:tab/> <text:s text:c="5"/>Offers the opportunity to gain a leading edge on competitors and other <text:tab/><text:tab/><text:tab/><text:tab/><text:tab/><text:tab/>importers by providing information regarding specific matters</text:span><text:span text:style-name="T15"> of the <text:tab/><text:tab/><text:tab/><text:tab/><text:tab/>market.</text:span></text:p>
      <text:p text:style-name="P68">1.6.2<text:tab/><text:tab/> <text:s text:c="3"/>Point of Access to government entities to get data about specific <text:tab/><text:tab/><text:tab/><text:tab/><text:tab/><text:tab/><text:tab/>vehicles/businesses and its history of work, to help empower justice <text:tab/><text:tab/><text:tab/><text:tab/><text:tab/>and order.</text:p>
      <text:p text:style-name="P68"/>
      <text:p text:style-name="P46"><text:span text:style-name="T11">1.7 <text:s/></text:span><text:span text:style-name="T7">Lux Station:</text:span></text:p>
      <text:p text:style-name="P78"/>
      <text:p text:style-name="P16"><text:span text:style-name="T19">2. </text:span><text:span text:style-name="T18">Audience segments:</text:span></text:p>
      <text:p text:style-name="P45"><text:span text:style-name="T21">2.</text:span><text:span text:style-name="T18">1.<text:tab/></text:span><text:span text:style-name="T10">Owners:</text:span></text:p>
      <text:p text:style-name="P38"><text:span text:style-name="T43"><text:tab/><text:tab/><text:tab/></text:span><text:span text:style-name="T47">2.</text:span><text:span text:style-name="T43">1.1 </text:span><text:span text:style-name="T51">Car Owners:</text:span><text:span text:style-name="T43"> Any entity, person or shop that owns a car.</text:span></text:p>
      <text:p text:style-name="P38"><text:span text:style-name="T43"><text:tab/><text:tab/><text:tab/></text:span><text:span text:style-name="T47">2.</text:span><text:span text:style-name="T43">1.2 </text:span><text:span text:style-name="T51">Shop Owners:</text:span><text:span text:style-name="T43"> Product selling owners, car parts or cars alike.</text:span></text:p>
      <text:p text:style-name="P38"><text:span text:style-name="T43"><text:tab/><text:tab/><text:tab/></text:span><text:span text:style-name="T47">2.</text:span><text:span text:style-name="T43">1.3 </text:span><text:span text:style-name="T51">Workshop Owners:</text:span><text:span text:style-name="T43"> Independent technicians or businesses.</text:span></text:p>
      <text:p text:style-name="P38"><text:span text:style-name="T43"><text:tab/><text:tab/><text:tab/></text:span><text:span text:style-name="T47">2.</text:span><text:span text:style-name="T43">1.4 </text:span><text:span text:style-name="T51">Scrapyard Owners:</text:span><text:span text:style-name="T43"> Person who operates or assists at operating the scrap yard.</text:span></text:p>
      <text:p text:style-name="P44"><text:span text:style-name="T21">2.</text:span><text:span text:style-name="T18">2. <text:s/></text:span><text:span text:style-name="T9">Workers:</text:span></text:p>
      <text:p text:style-name="P42"><text:span text:style-name="T41"><text:tab/> <text:s/></text:span><text:span text:style-name="T47">2.</text:span><text:span text:style-name="T42">2.1</text:span><text:span text:style-name="T48"> </text:span><text:span text:style-name="T53">Mechanics:</text:span><text:span text:style-name="T48"> Independent professionals whom are willing to be identified as a <text:tab/><text:tab/><text:tab/><text:tab/><text:tab/><text:tab/> <text:s text:c="18"/>portable workshop.</text:span></text:p>
      <text:p text:style-name="P42"><text:span text:style-name="T48"><text:tab/> <text:s text:c="2"/></text:span><text:span text:style-name="T49">2.</text:span><text:span text:style-name="T48">2.2 </text:span><text:span text:style-name="T53">Workshop Mechanics:</text:span><text:span text:style-name="T48"> Professionals who work for a workshop owner and at a <text:tab/><text:tab/><text:tab/><text:tab/><text:tab/><text:tab/> <text:s text:c="6"/>designated location.</text:span></text:p>
      <text:p text:style-name="P43"><text:span text:style-name="T49">2.</text:span><text:span text:style-name="T48">2.3 </text:span><text:span text:style-name="T53">Scrapyards Mechanics/Workers:</text:span><text:span text:style-name="T48"> Individuals who run or work at scrapyards.</text:span></text:p>
      <text:p text:style-name="P47"><text:span text:style-name="T21">2.</text:span><text:span text:style-name="T22">3</text:span><text:span text:style-name="T17">. <text:s text:c="2"/></text:span><text:span text:style-name="T9">Businesses:</text:span></text:p>
      <text:p text:style-name="P39"><text:span text:style-name="T42"><text:tab/> <text:s text:c="2"/></text:span><text:span text:style-name="T47">2.</text:span><text:span text:style-name="T46">3</text:span><text:span text:style-name="T42">.1 </text:span><text:span text:style-name="T50">Shops:</text:span><text:span text:style-name="T42"> A place selling either parts or cars.</text:span></text:p>
      <text:p text:style-name="P39"><text:span text:style-name="T42"><text:tab/> <text:s text:c="2"/></text:span><text:span text:style-name="T47">2.</text:span><text:span text:style-name="T46">3</text:span><text:span text:style-name="T42">.2 </text:span><text:span text:style-name="T50">Workshops:</text:span><text:span text:style-name="T42"> A location/</text:span><text:span text:style-name="T45">technician</text:span><text:span text:style-name="T42"> </text:span><text:span text:style-name="T45">that</text:span><text:span text:style-name="T42"> cars, parts and salvages totaled cars.</text:span></text:p>
      <text:p text:style-name="P40"><text:span text:style-name="T42"><text:tab/><text:tab/><text:tab/><text:tab/><text:tab/> <text:s text:c="4"/></text:span><text:span text:style-name="T47">2.</text:span><text:span text:style-name="T46">3</text:span><text:span text:style-name="T42">.</text:span><text:span text:style-name="T46">3</text:span><text:span text:style-name="T42"> </text:span><text:span text:style-name="T52">Government Entities:</text:span><text:span text:style-name="T44"> Any entity that observes or organizes the market.</text:span></text:p>
      <text:p text:style-name="P48"><text:span text:style-name="T21">2.</text:span><text:span text:style-name="T22">4</text:span><text:span text:style-name="T17">. <text:s text:c="2"/></text:span><text:span text:style-name="T9">Others:</text:span></text:p>
      <text:p text:style-name="P41"><text:span text:style-name="T41"><text:tab/> <text:s text:c="2"/></text:span><text:span text:style-name="T47">2.</text:span><text:span text:style-name="T46">4</text:span><text:span text:style-name="T42">.1 <text:s/></text:span><text:span text:style-name="T50">Car Enthusiasts:</text:span><text:span text:style-name="T42"> All users that show interests at using the platform for the joy <text:tab/><text:tab/><text:tab/><text:tab/><text:tab/>of the ride rather than the actual utility of the vehicle. Including ‘Modders’, <text:tab/><text:tab/><text:tab/><text:tab/><text:tab/>Painters, Modded/Unique cars importers, Modding parts importers, <text:tab/><text:tab/><text:tab/><text:tab/><text:tab/><text:tab/>influences, </text:span><text:span text:style-name="T47">event</text:span><text:span text:style-name="T42"> organizers, etc.</text:span></text:p>
      <text:p text:style-name="P41"><text:span text:style-name="T47"><text:tab/><text:tab/><text:tab/>2.</text:span><text:span text:style-name="T46">5. <text:s/></text:span><text:span text:style-name="T42"><text:s/></text:span><text:span text:style-name="T50">B2B Solution seekers:</text:span><text:span text:style-name="T42"> </text:span><text:span text:style-name="T45">Entities that look for smart intel to aid them take <text:tab/><text:tab/><text:tab/><text:tab/><text:tab/><text:tab/>accurate decisions at their business.</text:span></text:p>
      <text:p text:style-name="P81"/>
      <text:p text:style-name="P20"><text:soft-page-break/><text:span text:style-name="T18">3. </text:span><text:span text:style-name="T17">Not Station-like:</text:span></text:p>
      <text:p text:style-name="P79">1.<text:tab/>Not station-like functionalities:</text:p>
      <text:p text:style-name="P80"/>
      <text:p text:style-name="P80">2.<text:tab/>Not station-like entities:</text:p>
      <text:p text:style-name="P80"/>
      <text:p text:style-name="P80">3.<text:tab/>Not station-like audience:</text:p>
      <text:p text:style-name="P80"/>
      <text:p text:style-name="P80"/>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7"><text:soft-page-break/><text:span text:style-name="T20">4. </text:span><text:span text:style-name="T17">Product scope:</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8"><text:soft-page-break/><text:span text:style-name="T20">5. </text:span><text:span text:style-name="T17">Audience Scope:</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text:soft-page-break/>1.4 <text:s/>References:</text:p>
      <text:p text:style-name="P83"><text:lin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66"/>
      <text:list xml:id="list2220104456" text:style-name="L2">
        <text:list-item>
          <text:p text:style-name="P69">Features: 1.1 Everyday-Drivers:</text:p>
          <text:list>
            <text:list-item>
              <text:list>
                <text:list-item>
                  <text:list>
                    <text:list-item>
                      <text:list>
                        <text:list-header>
                          <text:p text:style-name="P63"><text:span text:style-name="T4">Owned Car </text:span><text:span text:style-name="T6">Station</text:span><text:span text:style-name="T4">, Benefits:</text:span></text:p>
                        </text:list-header>
                      </text:list>
                    </text:list-item>
                  </text:list>
                </text:list-item>
              </text:list>
            </text:list-item>
          </text:list>
        </text:list-item>
      </text:list>
      <text:list xml:id="list3623812674" text:style-name="L3">
        <text:list-item>
          <text:list>
            <text:list-item>
              <text:list>
                <text:list-item>
                  <text:list>
                    <text:list-item>
                      <text:list>
                        <text:list-item>
                          <text:list>
                            <text:list-item>
                              <text:list>
                                <text:list-item>
                                  <text:p text:style-name="P70">Help up-keep the condition of the Engine, Gear Box and pumps through regular maintenance reminders.</text:p>
                                </text:list-item>
                                <text:list-item>
                                  <text:p text:style-name="P70">Improve the safety and quality of life for the owner through providing a feedback of the Car’s most replaced/malfunctioning parts.</text:p>
                                </text:list-item>
                              </text:list>
                            </text:list-item>
                          </text:list>
                        </text:list-item>
                      </text:list>
                    </text:list-item>
                  </text:list>
                </text:list-item>
              </text:list>
            </text:list-item>
          </text:list>
        </text:list-item>
      </text:list>
      <text:p text:style-name="P10"><text:span text:style-name="T5"><text:tab/><text:tab/><text:tab/></text:span><text:span text:style-name="T6">Marketplace Station, Benefits:</text:span></text:p>
      <text:list xml:id="list95719460593922" text:continue-numbering="true" text:style-name="L3">
        <text:list-item>
          <text:list>
            <text:list-item>
              <text:list>
                <text:list-item>
                  <text:list>
                    <text:list-item>
                      <text:list>
                        <text:list-item>
                          <text:list>
                            <text:list-item>
                              <text:list>
                                <text:list-item>
                                  <text:p text:style-name="P70">Benchmark the car when it is time to sell, through showcasing the history of regular, recommended and critical maintenance of the car, helping the owner at selling his beloved car at its fair price.</text:p>
                                </text:list-item>
                                <text:list-item>
                                  <text:p text:style-name="P71">Provide the true price of the car parts needed to be bought for the repair.</text:p>
                                </text:list-item>
                              </text:list>
                            </text:list-item>
                          </text:list>
                        </text:list-item>
                      </text:list>
                    </text:list-item>
                  </text:list>
                </text:list-item>
              </text:list>
            </text:list-item>
          </text:list>
        </text:list-item>
      </text:list>
      <text:p text:style-name="P72"><text:tab/><text:tab/><text:tab/>Service Station, Benefits:</text:p>
      <text:list xml:id="list95718826149248" text:continue-numbering="true" text:style-name="L3">
        <text:list-item>
          <text:list>
            <text:list-item>
              <text:list>
                <text:list-item>
                  <text:list>
                    <text:list-item>
                      <text:list>
                        <text:list-item>
                          <text:list>
                            <text:list-item>
                              <text:list>
                                <text:list-item>
                                  <text:p text:style-name="P71">Connect the owner with various Service-Offering entities in the market, easing the repair and care of his car without having to look for a trusted shop or mechanic.</text:p>
                                </text:list-item>
                              </text:list>
                            </text:list-item>
                          </text:list>
                        </text:list-item>
                      </text:list>
                    </text:list-item>
                  </text:list>
                </text:list-item>
              </text:list>
            </text:list-item>
          </text:list>
        </text:list-item>
      </text:list>
      <text:p text:style-name="P72"/>
      <text:p text:style-name="P72"/>
      <text:p text:style-name="P72"/>
      <text:p text:style-name="P72"/>
      <text:p text:style-name="P72"/>
      <text:p text:style-name="P72"/>
      <text:p text:style-name="P72"/>
      <text:p text:style-name="P72"><text:tab/><text:tab/>1.2 Shop Owners:</text:p>
      <text:p text:style-name="P72"><text:tab/><text:tab/><text:tab/>&lt;shopname&gt; Station:</text:p>
      <text:list xml:id="list2805316889" text:style-name="L4">
        <text:list-item>
          <text:p text:style-name="P73">Storage management, from the shop, through the app, from the desktop site.</text:p>
        </text:list-item>
        <text:list-item>
          <text:p text:style-name="P74">Procurement suggestions based on past sales.</text:p>
        </text:list-item>
      </text:list>
      <text:p text:style-name="P21"><text:tab/><text:tab/><text:tab/>Marketplace Station, Benefits:</text:p>
      <text:list xml:id="list3553338100" text:style-name="L5">
        <text:list-item>
          <text:p text:style-name="P76">Online account to help drive more market acquisition.</text:p>
        </text:list-item>
        <text:list-item>
          <text:p text:style-name="P76">Advertisements to help acquire a larger market-share and help Shop Owners reach more customers.</text:p>
        </text:list-item>
        <text:list-item>
          <text:p text:style-name="P76">Ease of reach to past customers to provide after-sale services.</text:p>
        </text:list-item>
        <text:list-item>
          <text:p text:style-name="P84"><text:span text:style-name="T4">Improve the businesses public image and protect its reputation by giving General data of the shops such as: </text:span><text:span text:style-name="T2">main parts sold, avg price of some parts sold, price-fairness ratio to compare its prices with other competitors etc.</text:span></text:p>
        </text:list-item>
        <text:list-item>
          <text:p text:style-name="P76">Ease of B2B purchases and services such as: <text:span text:style-name="T2">sending the parts a car needs to be fixed at a nearby workshop </text:span><text:span text:style-name="T3">etc</text:span><text:span text:style-name="T2">. </text:span><text:span text:style-name="T23">increasing the number of sales funnels a business can have, hence influencing the sales/storage-management positively.</text:span></text:p>
        </text:list-item>
      </text:list>
      <text:p text:style-name="P22"><text:tab/><text:tab/>1.3 Workshops:</text:p>
      <text:p text:style-name="P21"/>
      <text:p text:style-name="P22"><text:tab/><text:tab/>1.4 Mechanics:</text:p>
      <text:p text:style-name="P22"/>
      <text:p text:style-name="P22"><text:tab/><text:tab/>1.5 Cars Enthusiasts:</text:p>
      <text:p text:style-name="P22"/>
      <text:p text:style-name="P22"><text:tab/><text:tab/>1.6 B2B Services:</text:p>
      <text:p text:style-name="P22"/>
      <text:p text:style-name="P22"><text:soft-page-break/><text:tab/><text:tab/>1.7 Government Entities:</text:p>
      <text:p text:style-name="P22"/>
      <text:p text:style-name="P22"><text:tab/><text:tab/>1.8 Scrapyards:</text:p>
      <text:p text:style-name="P22"/>
      <text:p text:style-name="P22">what the “Rabbeshly Station” not do/provide:</text:p>
      <text:p text:style-name="P22"><text:tab/></text:p>
      <text:h text:style-name="P8" text:outline-level="2"><text:bookmark-start text:name="_Toc506459140"/><text:bookmark-start text:name="_Toc506458774"/>1.3 Definitions, Acronyms, and Abbreviations<text:bookmark-end text:name="_Toc506459140"/><text:bookmark-end text:name="_Toc506458774"/></text:h>
      <text:p text:style-name="P85">This subsection should provide the definitions of all terms, acronyms, and abbreviations required to properly interpret the SRS. This information may be provided by reference to one or more appendixes in the SRS or by reference to other documents.</text:p>
      <text:h text:style-name="P7" text:outline-level="2"><text:bookmark-start text:name="_Toc506459141"/><text:bookmark-start text:name="_Toc506458775"/>1.4 References<text:bookmark-end text:name="_Toc506459141"/><text:bookmark-end text:name="_Toc506458775"/></text:h>
      <text:p text:style-name="P85">This subsection should:</text:p>
      <text:p text:style-name="P86">(1)<text:tab/>Provide a complete list of all documents referenced elsewhere in the SRS, or in a separate, specified document.</text:p>
      <text:p text:style-name="P86">(2)<text:tab/>Identify each document by title, report number - if applicable - date, and publishing organization.</text:p>
      <text:p text:style-name="P86">(3)<text:tab/>Specify the sources from which the references can be obtained. </text:p>
      <text:p text:style-name="P85">This information may be provided by reference to an appendix or to another document.</text:p>
      <text:h text:style-name="P7" text:outline-level="2"><text:bookmark-start text:name="_Toc506459142"/><text:bookmark-start text:name="_Toc506458776"/>1.5 Overview<text:bookmark-end text:name="_Toc506459142"/><text:bookmark-end text:name="_Toc506458776"/></text:h>
      <text:p text:style-name="P85">This subsection should:</text:p>
      <text:p text:style-name="P86">(1) Describe what the rest of the SRS contains</text:p>
      <text:p text:style-name="P86">(2) Explain how the SRS is organized.</text:p>
      <text:h text:style-name="P6" text:outline-level="1"><text:bookmark-start text:name="_Toc506459143"/><text:bookmark-start text:name="_Toc506458777"/>2. General Description<text:bookmark-end text:name="_Toc506459143"/><text:bookmark-end text:name="_Toc506458777"/></text:h>
      <text:p text:style-name="P85">This section of the SRS should describe the general factors that affect 'the product and its requirements. <text:s/>It should be made clear that this section does not state specific requirements; it only makes those requirements easier to understand.</text:p>
      <text:h text:style-name="P7" text:outline-level="2"><text:bookmark-start text:name="_Toc506459144"/><text:bookmark-start text:name="_Toc506458778"/>2.1 Product Perspective<text:bookmark-end text:name="_Toc506459144"/><text:bookmark-end text:name="_Toc506458778"/></text:h>
      <text:p text:style-name="P85">This subsection of the SRS puts the product into perspective with other related products or</text:p>
      <text:p text:style-name="P85">projects. <text:s/>(See the IEEE Guide to SRS for more details).</text:p>
      <text:h text:style-name="P7" text:outline-level="2"><text:bookmark-start text:name="_Toc506459145"/><text:bookmark-start text:name="_Toc506458779"/>2.2 Product Functions<text:bookmark-end text:name="_Toc506459145"/><text:bookmark-end text:name="_Toc506458779"/></text:h>
      <text:p text:style-name="P11">This subsection of the SRS should provide a summary of the functions that the software will perform. </text:p>
      <text:h text:style-name="P7" text:outline-level="2"><text:bookmark-start text:name="_Toc506459146"/><text:bookmark-start text:name="_Toc506458780"/>2.3 User Characteristics<text:bookmark-end text:name="_Toc506459146"/><text:bookmark-end text:name="_Toc506458780"/></text:h>
      <text:p text:style-name="P11">This subsection of the SRS should describe those general characteristics of the eventual users of the product that will affect the specific requirements. <text:s/>(See the IEEE Guide to SRS for more details).</text:p>
      <text:h text:style-name="P7" text:outline-level="2"><text:bookmark-start text:name="_Toc506459147"/><text:bookmark-start text:name="_Toc506458781"/><text:soft-page-break/>2.4 General Constraints<text:bookmark-end text:name="_Toc506459147"/><text:bookmark-end text:name="_Toc506458781"/></text:h>
      <text:p text:style-name="P85">This subsection of the SRS should provide a general description of any other items that will</text:p>
      <text:p text:style-name="P85">limit the developer’s options for designing the system. (See the IEEE Guide to SRS for a partial list of possible general constraints).</text:p>
      <text:h text:style-name="P7" text:outline-level="2"><text:bookmark-start text:name="_Toc506459148"/><text:bookmark-start text:name="_Toc506458782"/>2.5 Assumptions and Dependencies<text:bookmark-end text:name="_Toc506459148"/><text:bookmark-end text:name="_Toc506458782"/></text:h>
      <text:p text:style-name="P11">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P6" text:outline-level="1"><text:bookmark-start text:name="_Toc506459149"/><text:bookmark-start text:name="_Toc506458783"/>3. Specific Requirements<text:bookmark-end text:name="_Toc506459149"/><text:bookmark-end text:name="_Toc506458783"/></text:h>
      <text:p text:style-name="P11">This will be the largest and most important section of the SRS. <text:s/>The customer requirements will be embodied within Section 2, but this section will give the D-requirements that are used to guide the project’s software design, implementation, and testing.</text:p>
      <text:p text:style-name="P11"/>
      <text:p text:style-name="P11">Each requirement in this section should be:</text:p>
      <text:list xml:id="list2703535103" text:style-name="WWNum2">
        <text:list-item>
          <text:p text:style-name="P87">Correct</text:p>
        </text:list-item>
        <text:list-item>
          <text:p text:style-name="P87">Traceable (both forward and backward to prior/future artifacts)</text:p>
        </text:list-item>
        <text:list-item>
          <text:p text:style-name="P87">Unambiguous</text:p>
        </text:list-item>
        <text:list-item>
          <text:p text:style-name="P87">Verifiable (i.e., testable)</text:p>
        </text:list-item>
        <text:list-item>
          <text:p text:style-name="P87">Prioritized (with respect to importance and/or stability)</text:p>
        </text:list-item>
        <text:list-item>
          <text:p text:style-name="P87">Complete</text:p>
        </text:list-item>
        <text:list-item>
          <text:p text:style-name="P87">Consistent</text:p>
        </text:list-item>
        <text:list-item>
          <text:p text:style-name="P87">Uniquely identifiable (usually via numbering like 3.4.5.6)</text:p>
        </text:list-item>
      </text:list>
      <text:p text:style-name="P11"/>
      <text:p text:style-name="P11">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P7" text:outline-level="2"><text:bookmark-start text:name="_Toc506459150"/><text:bookmark-start text:name="_Toc506458784"/><text:soft-page-break/>3.1 External Interface Requirements<text:bookmark-end text:name="_Toc506459150"/><text:bookmark-end text:name="_Toc506458784"/></text:h>
      <text:h text:style-name="P9" text:outline-level="3"><text:bookmark-start text:name="_Toc506459151"/><text:bookmark-start text:name="_Toc506458785"/>3.1.1 User Interfaces<text:bookmark-end text:name="_Toc506459151"/><text:bookmark-end text:name="_Toc506458785"/></text:h>
      <text:h text:style-name="P9" text:outline-level="3"><text:bookmark-start text:name="_Toc506459152"/><text:bookmark-start text:name="_Toc506458786"/>3.1.2 Hardware Interfaces<text:bookmark-end text:name="_Toc506459152"/><text:bookmark-end text:name="_Toc506458786"/></text:h>
      <text:h text:style-name="P9" text:outline-level="3"><text:bookmark-start text:name="_Toc506459153"/><text:bookmark-start text:name="_Toc506458787"/>3.1.3 Software Interfaces<text:bookmark-end text:name="_Toc506459153"/><text:bookmark-end text:name="_Toc506458787"/></text:h>
      <text:h text:style-name="P9" text:outline-level="3"><text:bookmark-start text:name="_Toc506459154"/><text:bookmark-start text:name="_Toc506458788"/>3.1.4 Communications Interfaces<text:bookmark-end text:name="_Toc506459154"/><text:bookmark-end text:name="_Toc506458788"/></text:h>
      <text:h text:style-name="P7" text:outline-level="2"><text:bookmark-start text:name="_Toc506459155"/><text:bookmark-start text:name="_Toc506458789"/>3.2 Functional Requirements<text:bookmark-end text:name="_Toc506459155"/><text:bookmark-end text:name="_Toc506458789"/></text:h>
      <text:p text:style-name="P11">This section describes specific features of the software project. <text:s/>If desired, some requirements may be specified in the use-case format and listed in the Use Cases Section.</text:p>
      <text:h text:style-name="P9" text:outline-level="3"><text:bookmark-start text:name="_Toc506459156"/><text:bookmark-start text:name="_Toc506458790"/>3.2.1 &lt;Functional Requirement or Feature #1&gt;<text:bookmark-end text:name="_Toc506459156"/><text:bookmark-end text:name="_Toc506458790"/></text:h>
      <text:p text:style-name="P10">3.2.1.1 Introduction</text:p>
      <text:p text:style-name="P10">3.2.1.2 Inputs</text:p>
      <text:p text:style-name="P10">3.2.1.3 Processing</text:p>
      <text:p text:style-name="P10">3.2.1.4 Outputs</text:p>
      <text:p text:style-name="P10">3.2.1.5 Error Handling</text:p>
      <text:h text:style-name="P9" text:outline-level="3"><text:bookmark-start text:name="_Toc506459157"/><text:bookmark-start text:name="_Toc506458791"/>3.2.2 &lt;Functional Requirement or Feature #2&gt;<text:bookmark-end text:name="_Toc506459157"/><text:bookmark-end text:name="_Toc506458791"/></text:h>
      <text:p text:style-name="P10">…</text:p>
      <text:h text:style-name="P7" text:outline-level="2"><text:bookmark-start text:name="_Toc506459158"/><text:bookmark-start text:name="_Toc506458792"/>3.3 Use Cases<text:bookmark-end text:name="_Toc506459158"/><text:bookmark-end text:name="_Toc506458792"/></text:h>
      <text:h text:style-name="P9" text:outline-level="3"><text:bookmark-start text:name="_Toc506459159"/><text:bookmark-start text:name="_Toc506458793"/>3.3.1 Use Case #1<text:bookmark-end text:name="_Toc506459159"/><text:bookmark-end text:name="_Toc506458793"/></text:h>
      <text:h text:style-name="P9" text:outline-level="3"><text:bookmark-start text:name="_Toc506459160"/><text:bookmark-start text:name="_Toc506458794"/>3.3.2 Use Case #2<text:bookmark-end text:name="_Toc506459160"/><text:bookmark-end text:name="_Toc506458794"/></text:h>
      <text:p text:style-name="P10">…</text:p>
      <text:p text:style-name="P10">…</text:p>
      <text:h text:style-name="P7" text:outline-level="2"><text:bookmark-start text:name="_Toc506459164"/><text:bookmark-start text:name="_Toc506458798"/>3.5 Non-Functional Requirements<text:bookmark-end text:name="_Toc506459164"/><text:bookmark-end text:name="_Toc506458798"/></text:h>
      <text:p text:style-name="P11">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P9" text:outline-level="3"><text:bookmark-start text:name="_Toc506459165"/><text:bookmark-start text:name="_Toc506458799"/><text:soft-page-break/>3.5.1 Performance<text:bookmark-end text:name="_Toc506459165"/><text:bookmark-end text:name="_Toc506458799"/></text:h>
      <text:h text:style-name="P9" text:outline-level="3"><text:bookmark-start text:name="_Toc506459166"/><text:bookmark-start text:name="_Toc506458800"/>3.5.2 Reliability<text:bookmark-end text:name="_Toc506459166"/><text:bookmark-end text:name="_Toc506458800"/></text:h>
      <text:h text:style-name="P9" text:outline-level="3"><text:bookmark-start text:name="_Toc506459167"/><text:bookmark-start text:name="_Toc506458801"/>3.5.3 Availability<text:bookmark-end text:name="_Toc506459167"/><text:bookmark-end text:name="_Toc506458801"/></text:h>
      <text:h text:style-name="P9" text:outline-level="3"><text:bookmark-start text:name="_Toc506459168"/><text:bookmark-start text:name="_Toc506458802"/>3.5.4 Security<text:bookmark-end text:name="_Toc506459168"/><text:bookmark-end text:name="_Toc506458802"/></text:h>
      <text:h text:style-name="P9" text:outline-level="3"><text:bookmark-start text:name="_Toc506459169"/><text:bookmark-start text:name="_Toc506458803"/>3.5.5 Maintainability<text:bookmark-end text:name="_Toc506459169"/><text:bookmark-end text:name="_Toc506458803"/></text:h>
      <text:h text:style-name="P9" text:outline-level="3"><text:bookmark-start text:name="_Toc506459170"/><text:bookmark-start text:name="_Toc506458804"/>3.5.6 Portability<text:bookmark-end text:name="_Toc506459170"/><text:bookmark-end text:name="_Toc506458804"/></text:h>
      <text:h text:style-name="P7"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50%"/>
      <style:text-properties officeooo:rsid="001a012b" officeooo:paragraph-rsid="001a012b"/>
    </style:style>
    <style:page-layout style:name="Mpm1">
      <style:page-layout-properties fo:page-width="8.5in" fo:page-height="11in" style:num-format="1" style:print-orientation="portrait" fo:margin-top="0.7874in" fo:margin-bottom="0.7874in" fo:margin-left="0.6492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01in" fo:margin-left="0in" fo:margin-right="0in" fo:margin-bottom="0.1799in" fo:background-color="transparent" style:dynamic-spacing="tru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bbeshly Statio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4T09:13:52.297000000</meta:creation-date>
    <dc:date>2024-02-27T09:57:18.460000000</dc:date>
    <meta:editing-duration>PT1H31M14S</meta:editing-duration>
    <meta:editing-cycles>2</meta:editing-cycles>
    <meta:generator>LibreOffice/7.2.7.2$Windows_X86_64 LibreOffice_project/8d71d29d553c0f7dcbfa38fbfda25ee34cce99a2</meta:generator>
    <meta:document-statistic meta:table-count="0" meta:image-count="0" meta:object-count="0" meta:page-count="13" meta:paragraph-count="199" meta:word-count="1956" meta:character-count="13095" meta:non-whitespace-character-count="10881"/>
  </office:meta>
</office:document-meta>
</file>